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1"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4181in" fo:margin-left="-0.0785in" fo:margin-top="0in" fo:margin-bottom="0in" table:align="left" style:writing-mode="lr-tb"/>
    </style:style>
    <style:style style:name="Table2.A" style:family="table-column">
      <style:table-column-properties style:column-width="3.209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P1" style:family="paragraph" style:parent-style-name="Standard" style:list-style-name="L1">
      <style:text-properties officeooo:paragraph-rsid="002e0764"/>
    </style:style>
    <style:style style:name="P2" style:family="paragraph" style:parent-style-name="Standard" style:list-style-name="L1">
      <style:text-properties officeooo:rsid="00266995" officeooo:paragraph-rsid="002badd2"/>
    </style:style>
    <style:style style:name="P3" style:family="paragraph" style:parent-style-name="Standard" style:list-style-name="L1">
      <style:text-properties officeooo:rsid="002ae421" officeooo:paragraph-rsid="002badd2"/>
    </style:style>
    <style:style style:name="P4" style:family="paragraph" style:parent-style-name="Standard">
      <style:text-properties style:font-name="Open Sans" officeooo:paragraph-rsid="001c43f8"/>
    </style:style>
    <style:style style:name="P5" style:family="paragraph" style:parent-style-name="Standard">
      <style:text-properties style:font-name="Open Sans" officeooo:paragraph-rsid="00266995"/>
    </style:style>
    <style:style style:name="P6" style:family="paragraph" style:parent-style-name="Standard">
      <style:text-properties style:font-name="Open Sans" officeooo:paragraph-rsid="002badd2"/>
    </style:style>
    <style:style style:name="P7" style:family="paragraph" style:parent-style-name="Standard">
      <style:paragraph-properties fo:margin-top="0in" fo:margin-bottom="0in" loext:contextual-spacing="false" fo:line-height="100%"/>
      <style:text-properties style:font-name="DejaVu Sans Mono" officeooo:rsid="00283a23" officeooo:paragraph-rsid="00283a23"/>
    </style:style>
    <style:style style:name="P8" style:family="paragraph" style:parent-style-name="Standard">
      <style:paragraph-properties fo:margin-top="0in" fo:margin-bottom="0in" loext:contextual-spacing="false" fo:line-height="100%"/>
      <style:text-properties style:font-name="DejaVu Sans Mono" officeooo:rsid="002e0764" officeooo:paragraph-rsid="002e0764"/>
    </style:style>
    <style:style style:name="P9" style:family="paragraph" style:parent-style-name="Standard">
      <style:paragraph-properties fo:margin-top="0in" fo:margin-bottom="0in" loext:contextual-spacing="false" fo:line-height="100%"/>
      <style:text-properties style:font-name="DejaVu Sans Mono" officeooo:rsid="002ed78f" officeooo:paragraph-rsid="002ed78f"/>
    </style:style>
    <style:style style:name="P10" style:family="paragraph" style:parent-style-name="Standard">
      <style:paragraph-properties fo:margin-top="0in" fo:margin-bottom="0in" loext:contextual-spacing="false" fo:line-height="100%"/>
      <style:text-properties style:font-name="Open Sans" fo:font-weight="bold" officeooo:paragraph-rsid="001be0f4" style:font-weight-asian="bold" style:font-weight-complex="bold"/>
    </style:style>
    <style:style style:name="P11" style:family="paragraph" style:parent-style-name="Text_20_body">
      <style:paragraph-properties fo:text-align="start" style:justify-single-word="false"/>
      <style:text-properties style:font-name="Open Sans" fo:font-style="italic" fo:font-weight="normal" officeooo:rsid="001d35cb" officeooo:paragraph-rsid="001d35cb" style:font-style-asian="italic" style:font-weight-asian="normal" style:font-style-complex="italic" style:font-weight-complex="normal"/>
    </style:style>
    <style:style style:name="P12" style:family="paragraph" style:parent-style-name="Heading_20_2">
      <style:text-properties style:font-name="Open Sans" officeooo:rsid="001c5256" officeooo:paragraph-rsid="001c5256"/>
    </style:style>
    <style:style style:name="P13" style:family="paragraph" style:parent-style-name="Title" style:master-page-name="Standard">
      <style:paragraph-properties fo:text-align="start" style:justify-single-word="false" style:page-number="auto"/>
      <style:text-properties style:font-name="Open Sans" officeooo:rsid="00266995" officeooo:paragraph-rsid="00266995"/>
    </style:style>
    <style:style style:name="P14" style:family="paragraph" style:parent-style-name="Heading_20_1">
      <style:text-properties style:font-name="Open Sans" officeooo:paragraph-rsid="001be0f4"/>
    </style:style>
    <style:style style:name="T1" style:family="text">
      <style:text-properties fo:font-weight="bold" officeooo:rsid="00266995" style:font-weight-asian="bold" style:font-weight-complex="bold"/>
    </style:style>
    <style:style style:name="T2" style:family="text">
      <style:text-properties style:font-name="Open Sans"/>
    </style:style>
    <style:style style:name="T3" style:family="text">
      <style:text-properties style:font-name="Open Sans" fo:font-weight="bold" officeooo:rsid="0021fa2b" style:font-weight-asian="bold" style:font-weight-complex="bold"/>
    </style:style>
    <style:style style:name="T4" style:family="text">
      <style:text-properties style:font-name="Open Sans" fo:font-weight="bold" officeooo:rsid="00266995" style:font-weight-asian="bold" style:font-weight-complex="bold"/>
    </style:style>
    <style:style style:name="T5" style:family="text">
      <style:text-properties style:font-name="Open Sans" fo:font-weight="bold" officeooo:rsid="002ae421" style:font-weight-asian="bold" style:font-weight-complex="bold"/>
    </style:style>
    <style:style style:name="T6" style:family="text">
      <style:text-properties style:font-name="Open Sans" officeooo:rsid="001c43f8"/>
    </style:style>
    <style:style style:name="T7" style:family="text">
      <style:text-properties style:font-name="Open Sans" fo:font-weight="normal" officeooo:rsid="00266995" style:font-weight-asian="normal" style:font-weight-complex="normal"/>
    </style:style>
    <style:style style:name="T8" style:family="text">
      <style:text-properties style:font-name="Open Sans" officeooo:rsid="00200ec9"/>
    </style:style>
    <style:style style:name="T9" style:family="text">
      <style:text-properties style:font-name="Open Sans" officeooo:rsid="002ad573"/>
    </style:style>
    <style:style style:name="T10" style:family="text">
      <style:text-properties style:font-name="Open Sans" officeooo:rsid="002badd2"/>
    </style:style>
    <style:style style:name="T11" style:family="text">
      <style:text-properties style:font-name="Open Sans" officeooo:rsid="002e0764"/>
    </style:style>
    <style:style style:name="T12" style:family="text">
      <style:text-properties fo:font-weight="normal" officeooo:rsid="002312ad" style:font-weight-asian="normal" style:font-weight-complex="normal"/>
    </style:style>
    <style:style style:name="T13" style:family="text">
      <style:text-properties fo:font-weight="normal" officeooo:rsid="00266995" style:font-weight-asian="normal" style:font-weight-complex="normal"/>
    </style:style>
    <style:style style:name="T14" style:family="text">
      <style:text-properties fo:font-weight="normal" officeooo:rsid="00283a23" style:font-weight-asian="normal" style:font-weight-complex="normal"/>
    </style:style>
    <style:style style:name="T15" style:family="text">
      <style:text-properties fo:font-weight="normal" officeooo:rsid="002ae421" style:font-weight-asian="normal" style:font-weight-complex="normal"/>
    </style:style>
    <style:style style:name="T16" style:family="text">
      <style:text-properties fo:font-weight="normal" officeooo:rsid="002badd2" style:font-weight-asian="normal" style:font-weight-complex="normal"/>
    </style:style>
    <style:style style:name="T17" style:family="text">
      <style:text-properties officeooo:rsid="001eccd4"/>
    </style:style>
    <style:style style:name="T18" style:family="text">
      <style:text-properties style:text-position="sub 58%" fo:font-weight="bold" officeooo:rsid="00266995" style:font-weight-asian="bold" style:font-weight-complex="bold"/>
    </style:style>
    <style:style style:name="T19" style:family="text">
      <style:text-properties style:text-position="sub 58%" style:font-name="Open Sans"/>
    </style:style>
    <style:style style:name="T20" style:family="text">
      <style:text-properties style:text-position="sub 58%" style:font-name="Open Sans" style:font-name-asian="Open Sans1" style:font-name-complex="Open Sans1"/>
    </style:style>
    <style:style style:name="T21" style:family="text">
      <style:text-properties style:text-position="sub 58%" style:font-name="Open Sans" officeooo:rsid="00266995" style:font-name-asian="Open Sans1" style:font-name-complex="Open Sans1"/>
    </style:style>
    <style:style style:name="T22" style:family="text">
      <style:text-properties style:text-position="sub 58%" style:font-name="Open Sans" officeooo:rsid="00266995"/>
    </style:style>
    <style:style style:name="T23" style:family="text">
      <style:text-properties style:text-position="sub 58%" fo:font-weight="normal" officeooo:rsid="002ae421" style:font-weight-asian="normal" style:font-weight-complex="normal"/>
    </style:style>
    <style:style style:name="T24" style:family="text">
      <style:text-properties style:text-position="sub 58%" officeooo:rsid="00266995"/>
    </style:style>
    <style:style style:name="T25" style:family="text">
      <style:text-properties officeooo:rsid="00266995"/>
    </style:style>
    <style:style style:name="T26" style:family="text">
      <style:text-properties style:text-position="0% 100%" style:font-name="Open Sans"/>
    </style:style>
    <style:style style:name="T27" style:family="text">
      <style:text-properties style:text-position="0% 100%" style:font-name="Open Sans" officeooo:rsid="002ae421"/>
    </style:style>
    <style:style style:name="T28" style:family="text">
      <style:text-properties style:text-position="0% 100%" style:font-name="Open Sans" officeooo:rsid="002badd2"/>
    </style:style>
    <style:style style:name="T29" style:family="text">
      <style:text-properties style:text-position="0% 100%" style:font-name="Open Sans" style:font-name-asian="Open Sans1" style:font-name-complex="Open Sans1"/>
    </style:style>
    <style:style style:name="T30" style:family="text">
      <style:text-properties style:text-position="0% 100%" style:font-name="Open Sans" officeooo:rsid="002badd2" style:font-name-asian="Open Sans1" style:font-name-complex="Open Sans1"/>
    </style:style>
    <style:style style:name="T31" style:family="text">
      <style:text-properties style:text-position="0% 100%" style:font-name="Open Sans1" officeooo:rsid="002badd2" style:font-name-asian="Open Sans1" style:font-name-complex="Open Sans1"/>
    </style:style>
    <style:style style:name="T32" style:family="text">
      <style:text-properties officeooo:rsid="002badd2"/>
    </style:style>
    <style:style style:name="T33" style:family="text">
      <style:text-properties style:text-position="super 58%" style:font-name="Open Sans1" officeooo:rsid="002badd2" style:font-name-asian="Open Sans1" style:font-name-complex="Open Sans1"/>
    </style:style>
    <style:style style:name="T34" style:family="text">
      <style:text-properties officeooo:rsid="002e0764"/>
    </style:style>
    <style:style style:name="T35" style:family="text">
      <style:text-properties officeooo:rsid="002ed78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staurant </text:p>
      <text:p text:style-name="P11"><text:span text:style-name="T17">Time limit: </text:span>1 sec</text:p>
      <text:p text:style-name="P5"><text:tab/><text:span text:style-name="T25">A popular restaurant has just opened in our town. This restaurant has exactly </text:span><text:span text:style-name="T1">N</text:span><text:span text:style-name="T25"> seat, numbered 1 to N. This restaurant is also very sophisticated such that there are N chef, each exclusively attends to exactly one particular seat, i.e., the chef number i will serve exclusively at seat number i. These chefs have different styles, we know that if a customer is served by the chef number i, that customer will finish his/her meal in exactly </text:span><text:span text:style-name="T1">T</text:span><text:span text:style-name="T18">i</text:span><text:span text:style-name="T25"> minutes.</text:span></text:p>
      <text:p text:style-name="P5"><text:tab/><text:span text:style-name="T25">At the beginning of the day, there are </text:span><text:span text:style-name="T15">some</text:span><text:span text:style-name="T25"> customers waiting in a queue to be served. As soon as any seat is available at time X, the customer at the front of the queue will rush in to the first available chef. Assume that that customer is seated at the seat number i, the customer will finished the meal at time X + T</text:span><text:span text:style-name="T24">i</text:span><text:span text:style-name="T25"> and the customer at the front of the queue at that time will immediately rush in to that seat as well.</text:span></text:p>
      <text:p text:style-name="P6"><text:tab/><text:span text:style-name="T32">This restaurant is very popular such that there are very large number of customer. However, their number of chef is not that many. Hence, each customer hast to wait for a very long time. Some customers want to visit somewhere else and come back to the restaurant before their seating time. Your task is to calculate the time that these customers have to be seated, assuming that the restaurant open at time 0. Hence, the first N customer will be seated at time 0, the N+1 customer will be seated as soon as the fastest chef finished his/her first customer and so on.</text:span></text:p>
      <text:h text:style-name="P14" text:outline-level="1">Input</text:h>
      <text:list xml:id="list4965141573248757258" text:style-name="L1">
        <text:list-item>
          <text:p text:style-name="P1"><text:span text:style-name="T2">The first line contains </text:span><text:span text:style-name="T9">two</text:span><text:span text:style-name="T6"> integers </text:span><text:span text:style-name="T4">N, </text:span><text:span text:style-name="T7">and</text:span><text:span text:style-name="T3"> </text:span><text:span text:style-name="T5">A</text:span><text:span text:style-name="T6"> </text:span><text:span text:style-name="T8">(1 </text:span><text:span text:style-name="T31">≤</text:span><text:span text:style-name="T8"> N </text:span><text:span text:style-name="T31">≤</text:span><text:span text:style-name="T8"> 1,000 </text:span><text:span text:style-name="T11">and </text:span><text:span text:style-name="T8">1 </text:span><text:span text:style-name="T31">≤</text:span><text:span text:style-name="T8"> </text:span><text:span text:style-name="T11">A</text:span><text:span text:style-name="T8"> </text:span><text:span text:style-name="T31">≤</text:span><text:span text:style-name="T8"> </text:span><text:span text:style-name="T11">2</text:span><text:span text:style-name="T8">00)</text:span></text:p>
        </text:list-item>
        <text:list-item>
          <text:p text:style-name="P2"><text:span text:style-name="T8">T</text:span><text:span text:style-name="T2">he second line contains N integers, indicating T</text:span><text:span text:style-name="T19">i</text:span><text:span text:style-name="T2">, starting from T</text:span><text:span text:style-name="T19">1</text:span><text:span text:style-name="T2"> to T</text:span><text:span text:style-name="T19">N. <text:s/></text:span><text:span text:style-name="T28">(1</text:span><text:span text:style-name="T31">≤ </text:span><text:span text:style-name="T29">T</text:span><text:span text:style-name="T20">i</text:span><text:span text:style-name="T31"> ≤ 1,000)</text:span></text:p>
        </text:list-item>
        <text:list-item>
          <text:p text:style-name="P3"><text:span text:style-name="T27">T</text:span><text:span text:style-name="T26">he third line contains A integers. These integers are c</text:span><text:span text:style-name="T19">1</text:span><text:span text:style-name="T26">… c</text:span><text:span text:style-name="T19">A</text:span><text:span text:style-name="T26">, each integer indicates the label of the customer that we want to know their seating time. </text:span><text:span text:style-name="T22"><text:s/></text:span><text:span text:style-name="T28">(1</text:span><text:span text:style-name="T31">≤ </text:span><text:span text:style-name="T30">c</text:span><text:span text:style-name="T21">i</text:span><text:span text:style-name="T31"> ≤ 10</text:span><text:span text:style-name="T33">12</text:span><text:span text:style-name="T31">)</text:span></text:p>
        </text:list-item>
      </text:list>
      <text:h text:style-name="P14" text:outline-level="1">Output</text:h>
      <text:p text:style-name="P4"><text:tab/>The output <text:span text:style-name="T12">contains </text:span><text:span text:style-name="T15">A</text:span><text:span text:style-name="T12"> lines. </text:span><text:span text:style-name="T15">The i-th line </text:span><text:span text:style-name="T13">indicates the time </text:span><text:span text:style-name="T14">that the customer </text:span><text:span text:style-name="T15">c</text:span><text:span text:style-name="T23">i</text:span><text:span text:style-name="T15"> </text:span><text:span text:style-name="T14">is se</text:span><text:span text:style-name="T15">ated</text:span><text:span text:style-name="T14">. </text:span><text:span text:style-name="T16">Be noted that this value can be larger than 32 bit integer.</text:span></text:p>
      <text:h text:style-name="P14" text:outline-level="1">Example </text:h>
      <table:table table:name="Table2" table:style-name="Table2">
        <table:table-column table:style-name="Table2.A" table:number-columns-repeated="2"/>
        <table:table-row table:style-name="Table2.1">
          <table:table-cell table:style-name="Table2.A1" office:value-type="string">
            <text:p text:style-name="P10">Input</text:p>
          </table:table-cell>
          <table:table-cell table:style-name="Table2.A1" office:value-type="string">
            <text:p text:style-name="P10">Output</text:p>
          </table:table-cell>
        </table:table-row>
        <table:table-row table:style-name="Table2.1">
          <table:table-cell table:style-name="Table2.A1" office:value-type="string">
            <text:p text:style-name="P7">3 <text:span text:style-name="T34">5</text:span></text:p>
            <text:p text:style-name="P8">2 2 5</text:p>
            <text:p text:style-name="P8"><text:span text:style-name="T35">4</text:span> <text:span text:style-name="T35">5</text:span> <text:span text:style-name="T35">6</text:span> <text:span text:style-name="T35">3</text:span>0 123456789012</text:p>
            <text:p text:style-name="P7"/>
          </table:table-cell>
          <table:table-cell table:style-name="Table2.A1" office:value-type="string">
            <text:p text:style-name="P9">2</text:p>
            <text:p text:style-name="P9">2</text:p>
            <text:p text:style-name="P9">4</text:p>
            <text:p text:style-name="P9">24</text:p>
            <text:p text:style-name="P9">102880657508</text:p>
          </table:table-cell>
        </table:table-row>
      </table:table>
      <text:h text:style-name="P1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1"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638in" fo:margin-bottom="0.479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1$Linux_X86_64 LibreOffice_project/00m0$Build-1</meta:generator>
    <dc:date>2015-09-01T00:52:42.829834661</dc:date>
    <meta:editing-duration>PT6H40M22S</meta:editing-duration>
    <meta:editing-cycles>19</meta:editing-cycles>
    <meta:document-statistic meta:table-count="1" meta:image-count="0" meta:object-count="0" meta:page-count="1" meta:paragraph-count="22" meta:word-count="393" meta:character-count="2041" meta:non-whitespace-character-count="1665"/>
  </office:meta>
</office:document-meta>
</file>